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1.5pt" style:language-asian="none" style:country-asian="none" style:font-style-asian="normal" style:font-weight-asian="normal" style:font-name-complex="Consolas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1" draw:style-name="gr1" draw:text-style-name="P1" svg:width="17.371cm" svg:height="12.983cm" svg:x="0.181cm" svg:y="15.465cm">
            <draw:object draw:notify-on-update-of-ranges="Planilha1.A7:Planilha1.D7 Planilha1.F20:Planilha1.I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 calcext:value-type="string" table:number-columns-spanned="9" table:number-rows-spanned="2">
            <text:p>Mochila</text:p>
          </table:table-cell>
          <table:covered-table-cell table:number-columns-repeated="8"/>
          <table:table-cell table:number-columns-repeated="2"/>
          <table:table-cell office:value-type="string" calcext:value-type="string" table:number-columns-spanned="9" table:number-rows-spanned="2">
            <text:p>Caixeiro</text:p>
          </table:table-cell>
          <table:covered-table-cell table:number-columns-repeated="8"/>
          <table:table-cell table:number-columns-repeated="4"/>
        </table:table-row>
        <table:table-row table:style-name="ro1">
          <table:covered-table-cell table:number-columns-repeated="9"/>
          <table:table-cell table:number-columns-repeated="2"/>
          <table:covered-table-cell table:number-columns-repeated="9"/>
          <table:table-cell table:number-columns-repeated="4"/>
        </table:table-row>
        <table:table-row table:style-name="ro1">
          <table:table-cell office:value-type="string" calcext:value-type="string" table:number-columns-spanned="4" table:number-rows-spanned="2">
            <text:p>Subproblemas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2">
            <text:p>Tempo de execução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2">
            <text:p>Subproblemas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2">
            <text:p>Tempo de execução</text:p>
          </table:table-cell>
          <table:covered-table-cell table:number-columns-repeated="3"/>
          <table:table-cell table:number-columns-repeated="2"/>
          <table:table-cell>
            <draw:frame draw:z-index="2" draw:style-name="gr1" draw:text-style-name="P1" svg:width="18.707cm" svg:height="13.623cm" svg:x="2.174cm" svg:y="0.411cm">
              <draw:object draw:notify-on-update-of-ranges="Planilha1.L7:Planilha1.N7 Planilha1.L20:Planilha1.N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covered-table-cell table:number-columns-repeated="4"/>
          <table:table-cell/>
          <table:covered-table-cell table:number-columns-repeated="4"/>
          <table:table-cell table:number-columns-repeated="2"/>
          <table:covered-table-cell table:number-columns-repeated="4"/>
          <table:table-cell/>
          <table:covered-table-cell table:number-columns-repeated="4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1269" calcext:value-type="float">
            <text:p>31269</text:p>
          </table:table-cell>
          <table:table-cell office:value-type="float" office:value="105515" calcext:value-type="float">
            <text:p>105515</text:p>
          </table:table-cell>
          <table:table-cell table:style-name="ce2" office:value-type="float" office:value="5803079" calcext:value-type="float">
            <text:p>5803079</text:p>
          </table:table-cell>
          <table:table-cell office:value-type="float" office:value="42929367" calcext:value-type="float">
            <text:p>42929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7.3887" calcext:value-type="float">
            <text:p>117,3887</text:p>
          </table:table-cell>
          <table:table-cell table:style-name="ce2" office:value-type="float" office:value="2105.07405" calcext:value-type="float">
            <text:p>2105,07405</text:p>
          </table:table-cell>
          <table:table-cell office:value-type="float" office:value="190.1276" calcext:value-type="float">
            <text:p>190,1276</text:p>
          </table:table-cell>
          <table:table-cell table:number-columns-repeated="2"/>
          <table:table-cell table:style-name="ce2" office:value-type="float" office:value="51" calcext:value-type="float">
            <text:p>51</text:p>
          </table:table-cell>
          <table:table-cell office:value-type="float" office:value="14005" calcext:value-type="float">
            <text:p>14005</text:p>
          </table:table-cell>
          <table:table-cell office:value-type="float" office:value="4477697" calcext:value-type="float">
            <text:p>4477697</text:p>
          </table:table-cell>
          <table:table-cell table:number-columns-repeated="2"/>
          <table:table-cell table:style-name="ce2" office:value-type="float" office:value="7.9751" calcext:value-type="float">
            <text:p>7,9751</text:p>
          </table:table-cell>
          <table:table-cell table:style-name="ce2" office:value-type="float" office:value="261.982" calcext:value-type="float">
            <text:p>261,982</text:p>
          </table:table-cell>
          <table:table-cell office:value-type="float" office:value="90168.6833" calcext:value-type="float">
            <text:p>90168,6833</text:p>
          </table:table-cell>
          <table:table-cell table:number-columns-repeated="5"/>
        </table:table-row>
        <table:table-row table:style-name="ro2">
          <table:table-cell office:value-type="float" office:value="74503" calcext:value-type="float">
            <text:p>74503</text:p>
          </table:table-cell>
          <table:table-cell office:value-type="float" office:value="73687" calcext:value-type="float">
            <text:p>73687</text:p>
          </table:table-cell>
          <table:table-cell table:style-name="ce2" office:value-type="float" office:value="259175935" calcext:value-type="float">
            <text:p>259175935</text:p>
          </table:table-cell>
          <table:table-cell office:value-type="float" office:value="8589791" calcext:value-type="float">
            <text:p>8589791</text:p>
          </table:table-cell>
          <table:table-cell/>
          <table:table-cell office:value-type="float" office:value="3.5487" calcext:value-type="float">
            <text:p>3,5487</text:p>
          </table:table-cell>
          <table:table-cell office:value-type="float" office:value="14434.1423" calcext:value-type="float">
            <text:p>14434,1423</text:p>
          </table:table-cell>
          <table:table-cell table:style-name="ce2" office:value-type="float" office:value="87333.17952" calcext:value-type="float">
            <text:p>87333,17952</text:p>
          </table:table-cell>
          <table:table-cell office:value-type="float" office:value="387.2026" calcext:value-type="float">
            <text:p>387,202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2" office:value-type="float" office:value="11893" calcext:value-type="float">
            <text:p>11893</text:p>
          </table:table-cell>
          <table:table-cell table:style-name="ce3" office:value-type="float" office:value="1982539" calcext:value-type="float">
            <text:p>1982539</text:p>
          </table:table-cell>
          <table:table-cell table:number-columns-repeated="2"/>
          <table:table-cell table:style-name="ce2" office:value-type="float" office:value="9.5212" calcext:value-type="float">
            <text:p>9,5212</text:p>
          </table:table-cell>
          <table:table-cell office:value-type="float" office:value="296.3635" calcext:value-type="float">
            <text:p>296,3635</text:p>
          </table:table-cell>
          <table:table-cell table:style-name="ce3" office:value-type="float" office:value="157390.0282" calcext:value-type="float">
            <text:p>157390,0282</text:p>
          </table:table-cell>
          <table:table-cell table:number-columns-repeated="5"/>
        </table:table-row>
        <table:table-row table:style-name="ro2">
          <table:table-cell office:value-type="float" office:value="81067" calcext:value-type="float">
            <text:p>81067</text:p>
          </table:table-cell>
          <table:table-cell office:value-type="float" office:value="95523" calcext:value-type="float">
            <text:p>95523</text:p>
          </table:table-cell>
          <table:table-cell table:style-name="ce2" office:value-type="float" office:value="204646757" calcext:value-type="float">
            <text:p>204646757</text:p>
          </table:table-cell>
          <table:table-cell table:style-name="ce2" office:value-type="float" office:value="2349850020" calcext:value-type="float">
            <text:p>2349850020</text:p>
          </table:table-cell>
          <table:table-cell/>
          <table:table-cell office:value-type="float" office:value="12.9787" calcext:value-type="float">
            <text:p>12,9787</text:p>
          </table:table-cell>
          <table:table-cell office:value-type="float" office:value="91.571" calcext:value-type="float">
            <text:p>91,571</text:p>
          </table:table-cell>
          <table:table-cell table:style-name="ce2" office:value-type="float" office:value="75096.10938" calcext:value-type="float">
            <text:p>75096,10938</text:p>
          </table:table-cell>
          <table:table-cell office:value-type="float" office:value="1741.0115" calcext:value-type="float">
            <text:p>1741,011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8551" calcext:value-type="float">
            <text:p>18551</text:p>
          </table:table-cell>
          <table:table-cell office:value-type="float" office:value="4477697" calcext:value-type="float">
            <text:p>4477697</text:p>
          </table:table-cell>
          <table:table-cell table:number-columns-repeated="2"/>
          <table:table-cell table:style-name="ce2" office:value-type="float" office:value="7.9887" calcext:value-type="float">
            <text:p>7,9887</text:p>
          </table:table-cell>
          <table:table-cell office:value-type="float" office:value="287.2691" calcext:value-type="float">
            <text:p>287,2691</text:p>
          </table:table-cell>
          <table:table-cell table:style-name="ce3" office:value-type="float" office:value="27074.4515" calcext:value-type="float">
            <text:p>27074,4515</text:p>
          </table:table-cell>
          <table:table-cell table:number-columns-repeated="5"/>
        </table:table-row>
        <table:table-row table:style-name="ro2">
          <table:table-cell office:value-type="float" office:value="45909" calcext:value-type="float">
            <text:p>45909</text:p>
          </table:table-cell>
          <table:table-cell office:value-type="float" office:value="115783" calcext:value-type="float">
            <text:p>115783</text:p>
          </table:table-cell>
          <table:table-cell table:style-name="ce2" office:value-type="float" office:value="42013" calcext:value-type="float">
            <text:p>42013</text:p>
          </table:table-cell>
          <table:table-cell table:style-name="ce2" office:value-type="float" office:value="2124864693" calcext:value-type="float">
            <text:p>21248646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23.5682" calcext:value-type="float">
            <text:p>1723,5682</text:p>
          </table:table-cell>
          <table:table-cell table:style-name="ce2" office:value-type="float" office:value="19.05268" calcext:value-type="float">
            <text:p>19,05268</text:p>
          </table:table-cell>
          <table:table-cell office:value-type="float" office:value="33.5702" calcext:value-type="float">
            <text:p>33,5702</text:p>
          </table:table-cell>
          <table:table-cell table:number-columns-repeated="2"/>
          <table:table-cell table:style-name="ce2" office:value-type="float" office:value="47" calcext:value-type="float">
            <text:p>47</text:p>
          </table:table-cell>
          <table:table-cell office:value-type="float" office:value="19983" calcext:value-type="float">
            <text:p>19983</text:p>
          </table:table-cell>
          <table:table-cell table:style-name="ce3" office:value-type="float" office:value="1982539" calcext:value-type="float">
            <text:p>1982539</text:p>
          </table:table-cell>
          <table:table-cell table:number-columns-repeated="2"/>
          <table:table-cell table:style-name="ce2" office:value-type="float" office:value="1.2272" calcext:value-type="float">
            <text:p>1,2272</text:p>
          </table:table-cell>
          <table:table-cell office:value-type="float" office:value="307.2867" calcext:value-type="float">
            <text:p>307,2867</text:p>
          </table:table-cell>
          <table:table-cell table:style-name="ce3" office:value-type="float" office:value="43137.7367" calcext:value-type="float">
            <text:p>43137,7367</text:p>
          </table:table-cell>
          <table:table-cell table:number-columns-repeated="5"/>
        </table:table-row>
        <table:table-row table:style-name="ro2">
          <table:table-cell office:value-type="float" office:value="59955" calcext:value-type="float">
            <text:p>59955</text:p>
          </table:table-cell>
          <table:table-cell office:value-type="float" office:value="40829" calcext:value-type="float">
            <text:p>40829</text:p>
          </table:table-cell>
          <table:table-cell table:style-name="ce2" office:value-type="float" office:value="20155455" calcext:value-type="float">
            <text:p>20155455</text:p>
          </table:table-cell>
          <table:table-cell office:value-type="float" office:value="53352611" calcext:value-type="float">
            <text:p>53352611</text:p>
          </table:table-cell>
          <table:table-cell/>
          <table:table-cell office:value-type="float" office:value="80.1379" calcext:value-type="float">
            <text:p>80,1379</text:p>
          </table:table-cell>
          <table:table-cell office:value-type="float" office:value="1329.3688" calcext:value-type="float">
            <text:p>1329,3688</text:p>
          </table:table-cell>
          <table:table-cell table:style-name="ce2" office:value-type="float" office:value="6831.24333" calcext:value-type="float">
            <text:p>6831,24333</text:p>
          </table:table-cell>
          <table:table-cell office:value-type="float" office:value="27.0075" calcext:value-type="float">
            <text:p>27,007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7823" calcext:value-type="float">
            <text:p>27823</text:p>
          </table:table-cell>
          <table:table-cell office:value-type="float" office:value="4477697" calcext:value-type="float">
            <text:p>4477697</text:p>
          </table:table-cell>
          <table:table-cell table:number-columns-repeated="2"/>
          <table:table-cell table:style-name="ce2" office:value-type="float" office:value="12.9067" calcext:value-type="float">
            <text:p>12,9067</text:p>
          </table:table-cell>
          <table:table-cell office:value-type="float" office:value="344.6905" calcext:value-type="float">
            <text:p>344,6905</text:p>
          </table:table-cell>
          <table:table-cell table:style-name="ce3" office:value-type="float" office:value="20962.4305" calcext:value-type="float">
            <text:p>20962,4305</text:p>
          </table:table-cell>
          <table:table-cell table:number-columns-repeated="5"/>
        </table:table-row>
        <table:table-row table:style-name="ro2">
          <table:table-cell office:value-type="float" office:value="101163" calcext:value-type="float">
            <text:p>101163</text:p>
          </table:table-cell>
          <table:table-cell office:value-type="float" office:value="57637" calcext:value-type="float">
            <text:p>57637</text:p>
          </table:table-cell>
          <table:table-cell table:style-name="ce2" office:value-type="float" office:value="1400157" calcext:value-type="float">
            <text:p>1400157</text:p>
          </table:table-cell>
          <table:table-cell office:value-type="float" office:value="189090621" calcext:value-type="float">
            <text:p>1890906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377" calcext:value-type="float">
            <text:p>11,0377</text:p>
          </table:table-cell>
          <table:table-cell table:style-name="ce2" office:value-type="float" office:value="536.56235" calcext:value-type="float">
            <text:p>536,56235</text:p>
          </table:table-cell>
          <table:table-cell office:value-type="float" office:value="1040.0545" calcext:value-type="float">
            <text:p>1040,054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3163" calcext:value-type="float">
            <text:p>13163</text:p>
          </table:table-cell>
          <table:table-cell table:style-name="ce3" office:value-type="float" office:value="1982539" calcext:value-type="float">
            <text:p>1982539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260.0624" calcext:value-type="float">
            <text:p>260,0624</text:p>
          </table:table-cell>
          <table:table-cell table:style-name="ce3" office:value-type="float" office:value="91061.5626" calcext:value-type="float">
            <text:p>91061,5626</text:p>
          </table:table-cell>
          <table:table-cell table:number-columns-repeated="5"/>
        </table:table-row>
        <table:table-row table:style-name="ro2">
          <table:table-cell office:value-type="float" office:value="76599" calcext:value-type="float">
            <text:p>76599</text:p>
          </table:table-cell>
          <table:table-cell office:value-type="float" office:value="32543" calcext:value-type="float">
            <text:p>32543</text:p>
          </table:table-cell>
          <table:table-cell table:style-name="ce2" office:value-type="float" office:value="12701600" calcext:value-type="float">
            <text:p>12701600</text:p>
          </table:table-cell>
          <table:table-cell office:value-type="float" office:value="38031437" calcext:value-type="float">
            <text:p>38031437</text:p>
          </table:table-cell>
          <table:table-cell/>
          <table:table-cell office:value-type="float" office:value="24.007" calcext:value-type="float">
            <text:p>24,007</text:p>
          </table:table-cell>
          <table:table-cell office:value-type="float" office:value="7926.1352" calcext:value-type="float">
            <text:p>7926,1352</text:p>
          </table:table-cell>
          <table:table-cell table:style-name="ce2" office:value-type="float" office:value="47277.46514" calcext:value-type="float">
            <text:p>47277,46514</text:p>
          </table:table-cell>
          <table:table-cell office:value-type="float" office:value="2637.9117" calcext:value-type="float">
            <text:p>2637,911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7839" calcext:value-type="float">
            <text:p>27839</text:p>
          </table:table-cell>
          <table:table-cell office:value-type="float" office:value="4477697" calcext:value-type="float">
            <text:p>44776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8.6192" calcext:value-type="float">
            <text:p>448,6192</text:p>
          </table:table-cell>
          <table:table-cell table:style-name="ce3" office:value-type="float" office:value="131020.4349" calcext:value-type="float">
            <text:p>131020,4349</text:p>
          </table:table-cell>
          <table:table-cell table:number-columns-repeated="5"/>
        </table:table-row>
        <table:table-row table:style-name="ro2">
          <table:table-cell office:value-type="float" office:value="93569" calcext:value-type="float">
            <text:p>93569</text:p>
          </table:table-cell>
          <table:table-cell office:value-type="float" office:value="138329" calcext:value-type="float">
            <text:p>138329</text:p>
          </table:table-cell>
          <table:table-cell table:style-name="ce2" office:value-type="float" office:value="69414973" calcext:value-type="float">
            <text:p>69414973</text:p>
          </table:table-cell>
          <table:table-cell office:value-type="float" office:value="30915423" calcext:value-type="float">
            <text:p>30915423</text:p>
          </table:table-cell>
          <table:table-cell/>
          <table:table-cell office:value-type="float" office:value="88.5295" calcext:value-type="float">
            <text:p>88,5295</text:p>
          </table:table-cell>
          <table:table-cell office:value-type="float" office:value="2078.621" calcext:value-type="float">
            <text:p>2078,621</text:p>
          </table:table-cell>
          <table:table-cell table:style-name="ce2" office:value-type="float" office:value="23498.5002" calcext:value-type="float">
            <text:p>23498,5002</text:p>
          </table:table-cell>
          <table:table-cell office:value-type="float" office:value="19.9988" calcext:value-type="float">
            <text:p>19,998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7687" calcext:value-type="float">
            <text:p>17687</text:p>
          </table:table-cell>
          <table:table-cell table:style-name="ce3" office:value-type="float" office:value="1982539" calcext:value-type="float">
            <text:p>19825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4.6275" calcext:value-type="float">
            <text:p>294,6275</text:p>
          </table:table-cell>
          <table:table-cell table:style-name="ce3" office:value-type="float" office:value="14531.6396" calcext:value-type="float">
            <text:p>14531,6396</text:p>
          </table:table-cell>
          <table:table-cell table:number-columns-repeated="5"/>
        </table:table-row>
        <table:table-row table:style-name="ro2">
          <table:table-cell office:value-type="float" office:value="82097" calcext:value-type="float">
            <text:p>82097</text:p>
          </table:table-cell>
          <table:table-cell office:value-type="float" office:value="153933" calcext:value-type="float">
            <text:p>153933</text:p>
          </table:table-cell>
          <table:table-cell table:style-name="ce2" office:value-type="float" office:value="58923677" calcext:value-type="float">
            <text:p>58923677</text:p>
          </table:table-cell>
          <table:table-cell table:style-name="ce2" office:value-type="float" office:value="750961093" calcext:value-type="float">
            <text:p>750961093</text:p>
          </table:table-cell>
          <table:table-cell/>
          <table:table-cell office:value-type="float" office:value="31.9995" calcext:value-type="float">
            <text:p>31,9995</text:p>
          </table:table-cell>
          <table:table-cell office:value-type="float" office:value="2159.4221" calcext:value-type="float">
            <text:p>2159,4221</text:p>
          </table:table-cell>
          <table:table-cell table:style-name="ce2" office:value-type="float" office:value="21248.64693" calcext:value-type="float">
            <text:p>21248,64693</text:p>
          </table:table-cell>
          <table:table-cell office:value-type="float" office:value="71.2247" calcext:value-type="float">
            <text:p>71,224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1165" calcext:value-type="float">
            <text:p>11165</text:p>
          </table:table-cell>
          <table:table-cell office:value-type="float" office:value="4477697" calcext:value-type="float">
            <text:p>44776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9.4947" calcext:value-type="float">
            <text:p>169,4947</text:p>
          </table:table-cell>
          <table:table-cell table:style-name="ce3" office:value-type="float" office:value="288378.8235" calcext:value-type="float">
            <text:p>288378,8235</text:p>
          </table:table-cell>
          <table:table-cell table:number-columns-repeated="5"/>
        </table:table-row>
        <table:table-row table:style-name="ro2">
          <table:table-cell office:value-type="float" office:value="45587" calcext:value-type="float">
            <text:p>45587</text:p>
          </table:table-cell>
          <table:table-cell office:value-type="float" office:value="96435" calcext:value-type="float">
            <text:p>96435</text:p>
          </table:table-cell>
          <table:table-cell table:style-name="ce2" office:value-type="float" office:value="221467083" calcext:value-type="float">
            <text:p>221467083</text:p>
          </table:table-cell>
          <table:table-cell office:value-type="float" office:value="594829830" calcext:value-type="float">
            <text:p>594829830</text:p>
          </table:table-cell>
          <table:table-cell/>
          <table:table-cell office:value-type="float" office:value="48.0636" calcext:value-type="float">
            <text:p>48,0636</text:p>
          </table:table-cell>
          <table:table-cell office:value-type="float" office:value="4.0008" calcext:value-type="float">
            <text:p>4,0008</text:p>
          </table:table-cell>
          <table:table-cell table:style-name="ce2" office:value-type="float" office:value="77303.48215" calcext:value-type="float">
            <text:p>77303,48215</text:p>
          </table:table-cell>
          <table:table-cell office:value-type="float" office:value="117.5596" calcext:value-type="float">
            <text:p>117,559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827" calcext:value-type="float">
            <text:p>12827</text:p>
          </table:table-cell>
          <table:table-cell table:style-name="ce3" office:value-type="float" office:value="1982539" calcext:value-type="float">
            <text:p>1982539</text:p>
          </table:table-cell>
          <table:table-cell table:number-columns-repeated="2"/>
          <table:table-cell office:value-type="float" office:value="7.9847" calcext:value-type="float">
            <text:p>7,9847</text:p>
          </table:table-cell>
          <table:table-cell office:value-type="float" office:value="263.1299" calcext:value-type="float">
            <text:p>263,1299</text:p>
          </table:table-cell>
          <table:table-cell table:style-name="ce3" office:value-type="float" office:value="120317.1695" calcext:value-type="float">
            <text:p>120317,1695</text:p>
          </table:table-cell>
          <table:table-cell table:number-columns-repeated="5"/>
        </table:table-row>
        <table:table-row table:style-name="ro2">
          <table:table-cell table:number-columns-repeated="18"/>
          <table:table-cell table:style-name="ce3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formula="of:=MEDIAN([.A8:.A17])" office:value-type="float" office:value="75551" calcext:value-type="float">
            <text:p>75551</text:p>
          </table:table-cell>
          <table:table-cell office:value-type="float" office:value="9560979" calcext:value-type="float">
            <text:p>9560979</text:p>
          </table:table-cell>
          <table:table-cell table:formula="of:=MEDIAN([.C8:.C17])" office:value-type="float" office:value="39539566" calcext:value-type="float">
            <text:p>39539566</text:p>
          </table:table-cell>
          <table:table-cell table:formula="of:=MEDIAN([.D8:.D17])" office:value-type="float" office:value="121221616" calcext:value-type="float">
            <text:p>121221616</text:p>
          </table:table-cell>
          <table:table-cell/>
          <table:table-cell table:formula="of:=MEDIAN([.F8:.F17])" office:value-type="float" office:value="18.49285" calcext:value-type="float">
            <text:p>18,49285</text:p>
          </table:table-cell>
          <table:table-cell table:formula="of:=MEDIAN([.I8:.I17])" office:value-type="float" office:value="153.8436" calcext:value-type="float">
            <text:p>153,8436</text:p>
          </table:table-cell>
          <table:table-cell table:formula="of:=MEDIAN([.G8:.G17])" office:value-type="float" office:value="1526.4685" calcext:value-type="float">
            <text:p>1526,4685</text:p>
          </table:table-cell>
          <table:table-cell table:formula="of:=MEDIAN([.H8:.H17])" office:value-type="float" office:value="22373.573565" calcext:value-type="float">
            <text:p>22373,573565</text:p>
          </table:table-cell>
          <table:table-cell table:number-columns-repeated="2"/>
          <table:table-cell table:formula="of:=MEDIAN([.L8:.L17])" office:value-type="float" office:value="60" calcext:value-type="float">
            <text:p>60</text:p>
          </table:table-cell>
          <table:table-cell table:formula="of:=MEDIAN([.M8:.M17])" office:value-type="float" office:value="15846" calcext:value-type="float">
            <text:p>15846</text:p>
          </table:table-cell>
          <table:table-cell table:formula="of:=MEDIAN([.N8:.N17])" office:value-type="float" office:value="3230118" calcext:value-type="float">
            <text:p>3230118</text:p>
          </table:table-cell>
          <table:table-cell table:formula="of:=MEDIAN([.O8:.O17])" office:value-type="string" office:string-value="" calcext:value-type="error">
            <text:p>#VALOR!</text:p>
          </table:table-cell>
          <table:table-cell/>
          <table:table-cell table:formula="of:=MEDIAN([.Q8:.Q17])" office:value-type="float" office:value="4.60115" calcext:value-type="float">
            <text:p>4,60115</text:p>
          </table:table-cell>
          <table:table-cell table:formula="of:=MEDIAN([.R8:.R17])" office:value-type="float" office:value="290.9483" calcext:value-type="float">
            <text:p>290,9483</text:p>
          </table:table-cell>
          <table:table-cell table:formula="of:=MEDIAN([.S8:.S17])" office:value-type="float" office:value="90615.12295" calcext:value-type="float">
            <text:p>90615,12295</text:p>
          </table:table-cell>
          <table:table-cell table:formula="of:=MEDIAN([.S8:.S17])" office:value-type="float" office:value="90615.12295" calcext:value-type="float">
            <text:p>90615,12295</text:p>
          </table:table-cell>
          <table:table-cell table:number-columns-repeated="4"/>
        </table:table-row>
        <table:table-row table:style-name="ro3">
          <table:table-cell office:value-type="string" calcext:value-type="string" table:number-columns-spanned="4" table:number-rows-spanned="1">
            <text:p>média de subproblemas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tempo médio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média de subproblemas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tempo médio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formula="of:=STDEV([.A8:.A17])" office:value-type="float" office:value="22680.8145101635" calcext:value-type="float">
            <text:p>22680,8145101635</text:p>
          </table:table-cell>
          <table:table-cell table:formula="of:=STDEV([.B8:.B17])" office:value-type="float" office:value="40031.44742491" calcext:value-type="float">
            <text:p>40031,44742491</text:p>
          </table:table-cell>
          <table:table-cell table:formula="of:=STDEV([.C8:.C17])" office:value-type="float" office:value="102256845.817876" calcext:value-type="float">
            <text:p>102256845,817876</text:p>
          </table:table-cell>
          <table:table-cell table:formula="of:=STDEV([.D8:.D17])" office:value-type="float" office:value="892815075.873287" calcext:value-type="float">
            <text:p>892815075,873287</text:p>
          </table:table-cell>
          <table:table-cell/>
          <table:table-cell table:formula="of:=STDEV([.F8:.F17])" office:value-type="float" office:value="33.3059733865814" calcext:value-type="float">
            <text:p>33,3059733865814</text:p>
          </table:table-cell>
          <table:table-cell table:formula="of:=STDEV([.I8:.I17])" office:value-type="float" office:value="903.866755657167" calcext:value-type="float">
            <text:p>903,866755657167</text:p>
          </table:table-cell>
          <table:table-cell table:formula="of:=STDEV([.G8:.G17])" office:value-type="float" office:value="4662.60505678496" calcext:value-type="float">
            <text:p>4662,60505678496</text:p>
          </table:table-cell>
          <table:table-cell table:formula="of:=STDEV([.H8:.H17])" office:value-type="float" office:value="34780.9932057412" calcext:value-type="float">
            <text:p>34780,9932057412</text:p>
          </table:table-cell>
          <table:table-cell table:number-columns-repeated="2"/>
          <table:table-cell table:formula="of:=STDEV([.L8:.L17])" office:value-type="float" office:value="15.0790509574634" calcext:value-type="float">
            <text:p>15,0790509574634</text:p>
          </table:table-cell>
          <table:table-cell table:formula="of:=STDEV([.M8:.M17])" office:value-type="float" office:value="6193.14940882262" calcext:value-type="float">
            <text:p>6193,14940882262</text:p>
          </table:table-cell>
          <table:table-cell table:formula="of:=STDEV([.N8:.N17])" office:value-type="float" office:value="1315063.73366507" calcext:value-type="float">
            <text:p>1315063,73366507</text:p>
          </table:table-cell>
          <table:table-cell table:formula="of:=STDEV([.O8:.O17])" office:value-type="string" office:string-value="" calcext:value-type="error">
            <text:p>#DIV/0!</text:p>
          </table:table-cell>
          <table:table-cell/>
          <table:table-cell table:formula="of:=STDEV([.Q8:.Q17])" office:value-type="float" office:value="4.98117436693174" calcext:value-type="float">
            <text:p>4,98117436693174</text:p>
          </table:table-cell>
          <table:table-cell table:formula="of:=STDEV([.R8:.R17])" office:value-type="float" office:value="70.9708069904842" calcext:value-type="float">
            <text:p>70,9708069904842</text:p>
          </table:table-cell>
          <table:table-cell table:formula="of:=STDEV([.S8:.S17])" office:value-type="float" office:value="83273.0245845186" calcext:value-type="float">
            <text:p>83273,0245845186</text:p>
          </table:table-cell>
          <table:table-cell table:formula="of:=STDEV([.S8:.S17])" office:value-type="float" office:value="83273.0245845186" calcext:value-type="float">
            <text:p>83273,0245845186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desvio padrão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desvio padrão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desvio padrão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desvio padrão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formula="of:=CONFIDENCE(0.005;[.A23];10)" office:value-type="float" office:value="20132.8975711075" calcext:value-type="float">
            <text:p>20132,8975711075</text:p>
          </table:table-cell>
          <table:table-cell table:formula="of:=CONFIDENCE(0.005;[.B23];10)" office:value-type="float" office:value="35534.3953925346" calcext:value-type="float">
            <text:p>35534,3953925346</text:p>
          </table:table-cell>
          <table:table-cell table:formula="of:=CONFIDENCE(0.005;[.C23];10)" office:value-type="float" office:value="90769518.0820464" calcext:value-type="float">
            <text:p>90769518,0820464</text:p>
          </table:table-cell>
          <table:table-cell table:formula="of:=CONFIDENCE(0.005;[.D23];10)" office:value-type="float" office:value="792518031.680152" calcext:value-type="float">
            <text:p>792518031,680152</text:p>
          </table:table-cell>
          <table:table-cell/>
          <table:table-cell table:formula="of:=CONFIDENCE(0.005;[.F23];10)" office:value-type="float" office:value="29.5644475377017" calcext:value-type="float">
            <text:p>29,5644475377017</text:p>
          </table:table-cell>
          <table:table-cell table:formula="of:=CONFIDENCE(0.005;[.I23];10)" office:value-type="float" office:value="30873.7666065205" calcext:value-type="float">
            <text:p>30873,7666065205</text:p>
          </table:table-cell>
          <table:table-cell table:formula="of:=CONFIDENCE(0.005;[.G23];10)" office:value-type="float" office:value="802.328188056054" calcext:value-type="float">
            <text:p>802,328188056054</text:p>
          </table:table-cell>
          <table:table-cell table:formula="of:=CONFIDENCE(0.005;[.H23];10)" office:value-type="float" office:value="4138.81741243085" calcext:value-type="float">
            <text:p>4138,81741243085</text:p>
          </table:table-cell>
          <table:table-cell table:number-columns-repeated="2"/>
          <table:table-cell table:formula="of:=CONFIDENCE(0.005;[.L23];10)" office:value-type="float" office:value="13.3851007978607" calcext:value-type="float">
            <text:p>13,3851007978607</text:p>
          </table:table-cell>
          <table:table-cell table:formula="of:=CONFIDENCE(0.005;[.M23];10)" office:value-type="float" office:value="5497.42350013565" calcext:value-type="float">
            <text:p>5497,42350013565</text:p>
          </table:table-cell>
          <table:table-cell table:formula="of:=CONFIDENCE(0.005;[.N23];10)" office:value-type="float" office:value="1167332.12722553" calcext:value-type="float">
            <text:p>1167332,12722553</text:p>
          </table:table-cell>
          <table:table-cell table:formula="of:=CONFIDENCE(0.005;[.O23];10)" office:value-type="string" office:string-value="" calcext:value-type="error">
            <text:p>#DIV/0!</text:p>
          </table:table-cell>
          <table:table-cell/>
          <table:table-cell table:formula="of:=CONFIDENCE(0.005;[.Q23];10)" office:value-type="float" office:value="4.42159928905215" calcext:value-type="float">
            <text:p>4,42159928905215</text:p>
          </table:table-cell>
          <table:table-cell table:formula="of:=CONFIDENCE(0.005;[.R23];10)" office:value-type="float" office:value="62.998089730771" calcext:value-type="float">
            <text:p>62,998089730771</text:p>
          </table:table-cell>
          <table:table-cell table:formula="of:=CONFIDENCE(0.005;[.S23];10)" office:value-type="float" office:value="73918.3010224414" calcext:value-type="float">
            <text:p>73918,3010224414</text:p>
          </table:table-cell>
          <table:table-cell table:formula="of:=CONFIDENCE(0.005;[.S23];10)" office:value-type="float" office:value="73918.3010224414" calcext:value-type="float">
            <text:p>73918,3010224414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intervalo de confiança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intervalo de confiança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intervalo de confiança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intervalo de confiança</text:p>
          </table:table-cell>
          <table:covered-table-cell table:number-columns-repeated="3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>
            <draw:frame draw:z-index="0" draw:style-name="gr1" draw:text-style-name="P1" svg:width="18.707cm" svg:height="13.623cm" svg:x="1.655cm" svg:y="0.225cm">
              <draw:object draw:notify-on-update-of-ranges="Planilha1.A7:Planilha1.D7 Planilha1.A21:Planilha1.A21 Planilha1.A20:Planilha1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3"/>
          <table:table-cell>
            <draw:frame draw:z-index="3" draw:style-name="gr1" draw:text-style-name="P1" svg:width="17.371cm" svg:height="12.983cm" svg:x="2.047cm" svg:y="0.341cm">
              <draw:object draw:notify-on-update-of-ranges="Planilha1.Q20:Planilha1.S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3:16:36.507000000</meta:creation-date>
    <dc:date>2023-03-28T15:01:20.202000000</dc:date>
    <meta:editing-duration>PT1H44M42S</meta:editing-duration>
    <meta:editing-cycles>3</meta:editing-cycles>
    <meta:generator>LibreOffice/7.5.1.2$Windows_X86_64 LibreOffice_project/fcbaee479e84c6cd81291587d2ee68cba099e129</meta:generator>
    <meta:document-statistic meta:table-count="1" meta:cell-count="222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 chart:error-upper-range="Planilha1.A26:Planilha1.D26" chart:error-lower-range="Planilha1.A26:Planilha1.D26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symbol-type="named-symbol" chart:symbol-name="square" chart:symbol-width="0.25cm" chart:symbol-height="0.25cm" chart:link-data-style-to-source="false" chart:error-upper-range="Planilha1.A26:Planilha1.D26" chart:error-lower-range="Planilha1.A26:Planilha1.D26" chart:data-label-number="value" chart:data-label-text="false" chart:data-label-symbol="false" chart:data-label-series="false" chart:label-position="top"/>
      <style:graphic-properties draw:stroke="dash" draw:stroke-dash="Dash_20__28_Rounded_29_" svg:stroke-width="0.08cm" svg:stroke-color="#004586" svg:stroke-linecap="round" draw:fill-color="#004586"/>
      <style:text-properties fo:color="#2a6099" fo:font-family="Arial" style:font-style-name="Normal" fo:font-size="10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08cm" svg:height="13.624cm" xlink:href=".." xlink:type="simple" chart:class="chart:line" chart:style-name="ch1">
        <chart:title svg:x="6.387cm" svg:y="0.408cm" chart:style-name="ch2">
          <text:p>Quantidade de subproblemas</text:p>
        </chart:title>
        <chart:plot-area chart:style-name="ch3" table:cell-range-address="Planilha1.A7:Planilha1.D7 Planilha1.A21:Planilha1.A21 Planilha1.A20:Planilha1.D20" chart:data-source-has-labels="both" svg:x="0.486cm" svg:y="2.091cm" svg:width="17.187cm" svg:height="9.612cm">
          <chart:coordinate-region svg:x="2.404cm" svg:y="2.29cm" svg:width="15.082cm" svg:height="8.766cm"/>
          <chart:axis chart:dimension="x" chart:name="primary-x" chart:style-name="ch4" chartooo:axis-type="auto">
            <chartooo:date-scale/>
            <chart:title svg:x="7.831cm" svg:y="11.975cm" chart:style-name="ch5">
              <text:p>Número de itens</text:p>
            </chart:title>
            <chart:categories table:cell-range-address="Planilha1.A7:Planilha1.D7"/>
          </chart:axis>
          <chart:axis chart:dimension="y" chart:name="primary-y" chart:style-name="ch4">
            <chart:title svg:x="0.16cm" svg:y="8.014cm" chart:style-name="ch6">
              <text:p>Subproblemas</text:p>
            </chart:title>
            <chart:grid chart:style-name="ch7" chart:class="major"/>
          </chart:axis>
          <chart:series chart:style-name="ch8" chart:values-cell-range-address="Planilha1.A20:Planilha1.D20" chart:label-cell-address="Planilha1.A21:Planilha1.A2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Planilha1.A7:Planilha1.D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média de subproblemas</text:p>
                <draw:g>
                  <svg:desc>Planilha1.A21:Planilha1.A21</svg:desc>
                </draw:g>
              </table:table-cell>
              <table:table-cell office:value-type="float" office:value="75551">
                <text:p>75551</text:p>
                <draw:g>
                  <svg:desc>Planilha1.A20:Planilha1.D20</svg:desc>
                </draw:g>
              </table:table-cell>
              <table:table-cell office:value-type="float" office:value="9560979">
                <text:p>9560979</text:p>
              </table:table-cell>
              <table:table-cell office:value-type="float" office:value="39539566">
                <text:p>39539566</text:p>
              </table:table-cell>
              <table:table-cell office:value-type="float" office:value="121221616">
                <text:p>121221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_20__28_Rounded_29_" draw:display-name="Dash (Rounded)" draw:style="round" draw:dots1="1" draw:dots1-length="201%" draw:distance="1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 chart:error-upper-range="Planilha1.F26:Planilha1.I26" chart:error-lower-range="Planilha1.F26:Planilha1.I26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symbol-type="named-symbol" chart:symbol-name="square" chart:symbol-width="0.25cm" chart:symbol-height="0.25cm" chart:link-data-style-to-source="false" chart:error-upper-range="Planilha1.F26:Planilha1.I26" chart:error-lower-range="Planilha1.F26:Planilha1.I26" chart:data-label-number="value" chart:data-label-text="false" chart:data-label-symbol="false" chart:data-label-series="false" chart:label-position="top"/>
      <style:graphic-properties draw:stroke="dash" draw:stroke-dash="Dash_20__28_Rounded_29_" svg:stroke-width="0.08cm" svg:stroke-color="#004586" svg:stroke-linecap="round" draw:fill-color="#004586"/>
      <style:text-properties fo:color="#2a6099" fo:font-family="Arial" style:font-style-name="Negrito" fo:font-size="10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72cm" svg:height="12.984cm" xlink:href=".." xlink:type="simple" chart:class="chart:line" chart:style-name="ch1">
        <chart:title svg:x="6.605cm" svg:y="0.395cm" chart:style-name="ch2">
          <text:p>Tempo de execução</text:p>
        </chart:title>
        <chart:plot-area chart:style-name="ch3" table:cell-range-address="Planilha1.A7:Planilha1.D7 Planilha1.F20:Planilha1.I20" chart:data-source-has-labels="row" svg:x="0.949cm" svg:y="1.924cm" svg:width="15.459cm" svg:height="9.092cm">
          <chart:coordinate-region svg:x="2.126cm" svg:y="2.124cm" svg:width="14.095cm" svg:height="8.245cm"/>
          <chart:axis chart:dimension="x" chart:name="primary-x" chart:style-name="ch4" chartooo:axis-type="auto">
            <chartooo:date-scale/>
            <chart:title svg:x="7.43cm" svg:y="11.275cm" chart:style-name="ch5">
              <text:p>Número de itens</text:p>
            </chart:title>
            <chart:categories table:cell-range-address="Planilha1.A7:Planilha1.D7"/>
          </chart:axis>
          <chart:axis chart:dimension="y" chart:name="primary-y" chart:style-name="ch4">
            <chart:title svg:x="0.277cm" svg:y="8.48cm" chart:style-name="ch6">
              <text:p>Tempo em milissegundos</text:p>
            </chart:title>
            <chart:grid chart:style-name="ch7" chart:class="major"/>
          </chart:axis>
          <chart:series chart:style-name="ch8" chart:values-cell-range-address="Planilha1.F20:Planilha1.I2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Planilha1.A7:Planilha1.D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nha 20</text:p>
                <draw:g>
                  <svg:desc/>
                </draw:g>
              </table:table-cell>
              <table:table-cell office:value-type="float" office:value="18.49285">
                <text:p>18.49285</text:p>
                <draw:g>
                  <svg:desc>Planilha1.F20:Planilha1.I20</svg:desc>
                </draw:g>
              </table:table-cell>
              <table:table-cell office:value-type="float" office:value="153.8436">
                <text:p>153.8436</text:p>
              </table:table-cell>
              <table:table-cell office:value-type="float" office:value="1526.4685">
                <text:p>1526.4685</text:p>
              </table:table-cell>
              <table:table-cell office:value-type="float" office:value="22373.573565">
                <text:p>22373.573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_20__28_Rounded_29_" draw:display-name="Dash (Rounded)" draw:style="round" draw:dots1="1" draw:dots1-length="201%" draw:distance="1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draw:stroke="dash" draw:stroke-dash="Dash_20__28_Rounded_29_" svg:stroke-width="0.08cm" svg:stroke-color="#ff4000" svg:stroke-linecap="round" draw:fill-color="#ff4000"/>
      <style:text-properties fo:color="#ff4000" fo:font-family="Arial" style:font-style-name="Negrito" fo:font-size="10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08cm" svg:height="13.624cm" xlink:href=".." xlink:type="simple" chart:class="chart:line" chart:style-name="ch1">
        <chart:title svg:x="6.387cm" svg:y="0.408cm" chart:style-name="ch2">
          <text:p>Quantidade de subproblemas</text:p>
        </chart:title>
        <chart:plot-area chart:style-name="ch3" table:cell-range-address="Planilha1.L7:Planilha1.N7 Planilha1.L20:Planilha1.N20" chart:data-source-has-labels="row" svg:x="0.857cm" svg:y="2.091cm" svg:width="16.816cm" svg:height="9.612cm">
          <chart:coordinate-region svg:x="2.404cm" svg:y="2.29cm" svg:width="15.082cm" svg:height="8.766cm"/>
          <chart:axis chart:dimension="x" chart:name="primary-x" chart:style-name="ch4" chartooo:axis-type="auto">
            <chartooo:date-scale/>
            <chart:title svg:x="8.017cm" svg:y="11.975cm" chart:style-name="ch5">
              <text:p>Número de itens</text:p>
            </chart:title>
            <chart:categories table:cell-range-address="Planilha1.L7:Planilha1.N7"/>
          </chart:axis>
          <chart:axis chart:dimension="y" chart:name="primary-y" chart:style-name="ch4">
            <chart:title svg:x="0.16cm" svg:y="8.013cm" chart:style-name="ch6">
              <text:p>Subproblemas</text:p>
            </chart:title>
            <chart:grid chart:style-name="ch7" chart:class="major"/>
          </chart:axis>
          <chart:series chart:style-name="ch8" chart:values-cell-range-address="Planilha1.L20:Planilha1.N2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Planilha1.L7:Planilha1.N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nha 20</text:p>
                <draw:g>
                  <svg:desc/>
                </draw:g>
              </table:table-cell>
              <table:table-cell office:value-type="float" office:value="60">
                <text:p>60</text:p>
                <draw:g>
                  <svg:desc>Planilha1.L20:Planilha1.N20</svg:desc>
                </draw:g>
              </table:table-cell>
              <table:table-cell office:value-type="float" office:value="15846">
                <text:p>15846</text:p>
              </table:table-cell>
              <table:table-cell office:value-type="float" office:value="3230118">
                <text:p>3230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_20__28_Rounded_29_" draw:display-name="Dash (Rounded)" draw:style="round" draw:dots1="1" draw:dots1-length="201%" draw:distance="199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draw:stroke="dash" draw:stroke-dash="Dash_20__28_Rounded_29_" svg:stroke-width="0.08cm" svg:stroke-color="#ff4000" svg:stroke-linecap="round" draw:fill-color="#ff4000"/>
      <style:text-properties fo:color="#ff4000" fo:font-family="Arial" style:font-style-name="Negrito" fo:font-size="10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72cm" svg:height="12.984cm" xlink:href=".." xlink:type="simple" chart:class="chart:line" chart:style-name="ch1">
        <chart:title svg:x="6.605cm" svg:y="0.395cm" chart:style-name="ch2">
          <text:p>Tempo de execução</text:p>
        </chart:title>
        <chart:plot-area chart:style-name="ch3" table:cell-range-address="Planilha1.Q20:Planilha1.S20" svg:x="0.764cm" svg:y="1.924cm" svg:width="15.551cm" svg:height="9.092cm">
          <chart:coordinate-region svg:x="2.126cm" svg:y="2.124cm" svg:width="14.095cm" svg:height="8.245cm"/>
          <chart:axis chart:dimension="x" chart:name="primary-x" chart:style-name="ch4">
            <chart:title svg:x="7.291cm" svg:y="11.275cm" chart:style-name="ch5">
              <text:p>Número de itens</text:p>
            </chart:title>
          </chart:axis>
          <chart:axis chart:dimension="y" chart:name="primary-y" chart:style-name="ch4">
            <chart:title svg:x="0.276cm" svg:y="8.478cm" chart:style-name="ch6">
              <text:p>Tempo em milissegundos</text:p>
            </chart:title>
            <chart:grid chart:style-name="ch7" chart:class="major"/>
          </chart:axis>
          <chart:series chart:style-name="ch8" chart:values-cell-range-address="Planilha1.Q20:Planilha1.S2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nha 20</text:p>
                <draw:g>
                  <svg:desc/>
                </draw:g>
              </table:table-cell>
              <table:table-cell office:value-type="float" office:value="4.60115">
                <text:p>4.60115</text:p>
                <draw:g>
                  <svg:desc>Planilha1.Q20:Planilha1.S20</svg:desc>
                </draw:g>
              </table:table-cell>
              <table:table-cell office:value-type="float" office:value="290.9483">
                <text:p>290.9483</text:p>
              </table:table-cell>
              <table:table-cell office:value-type="float" office:value="90615.12295">
                <text:p>90615.122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_20__28_Rounded_29_" draw:display-name="Dash (Rounded)" draw:style="round" draw:dots1="1" draw:dots1-length="201%" draw:distance="199%"/>
  </office:styles>
</office:document-styles>
</file>